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7.60042191" calcext:value-type="float">
            <text:p>47,60042191</text:p>
          </table:table-cell>
          <table:table-cell office:value-type="float" office:value="6.344607579E-027" calcext:value-type="float">
            <text:p>6,34E-027</text:p>
          </table:table-cell>
          <table:table-cell office:value-type="float" office:value="4.099504948" calcext:value-type="float">
            <text:p>4,099504948</text:p>
          </table:table-cell>
          <table:table-cell table:style-name="ce2" table:formula="of:=([.E3]-[.E2])/[.E2]" office:value-type="float" office:value="0.00279085518905045" calcext:value-type="float">
            <text:p>0,00279085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591" calcext:value-type="float">
            <text:p>71591</text:p>
          </table:table-cell>
          <table:table-cell office:value-type="float" office:value="52.73825836" calcext:value-type="float">
            <text:p>52,73825836</text:p>
          </table:table-cell>
          <table:table-cell office:value-type="float" office:value="3.556669435E-021" calcext:value-type="float">
            <text:p>3,56E-021</text:p>
          </table:table-cell>
          <table:table-cell office:value-type="float" office:value="2.919015884" calcext:value-type="float">
            <text:p>2,91901588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591" calcext:value-type="float">
            <text:p>71591</text:p>
          </table:table-cell>
          <table:table-cell office:value-type="float" office:value="51.17838669" calcext:value-type="float">
            <text:p>51,17838669</text:p>
          </table:table-cell>
          <table:table-cell office:value-type="float" office:value="7.833821463E-022" calcext:value-type="float">
            <text:p>7,83E-022</text:p>
          </table:table-cell>
          <table:table-cell office:value-type="float" office:value="2.921004534" calcext:value-type="float">
            <text:p>2,921004534</text:p>
          </table:table-cell>
          <table:table-cell table:formula="of:=([.E5]-[.E4])/[.E4]" office:value-type="float" office:value="0.000681274127660734" calcext:value-type="float">
            <text:p>0,000681274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754" calcext:value-type="float">
            <text:p>72754</text:p>
          </table:table-cell>
          <table:table-cell office:value-type="float" office:value="52.03850174" calcext:value-type="float">
            <text:p>52,03850174</text:p>
          </table:table-cell>
          <table:table-cell office:value-type="float" office:value="2.876814643E-018" calcext:value-type="float">
            <text:p>2,88E-018</text:p>
          </table:table-cell>
          <table:table-cell office:value-type="float" office:value="2.360234022" calcext:value-type="float">
            <text:p>2,36023402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754" calcext:value-type="float">
            <text:p>72754</text:p>
          </table:table-cell>
          <table:table-cell office:value-type="float" office:value="51.43614197" calcext:value-type="float">
            <text:p>51,43614197</text:p>
          </table:table-cell>
          <table:table-cell office:value-type="float" office:value="8.6063312E-018" calcext:value-type="float">
            <text:p>8,61E-018</text:p>
          </table:table-cell>
          <table:table-cell office:value-type="float" office:value="2.362239361" calcext:value-type="float">
            <text:p>2,362239361</text:p>
          </table:table-cell>
          <table:table-cell table:style-name="ce3" table:formula="of:=([.E7]-[.E6])/[.E6]" office:value-type="float" office:value="0.000849635663797605" calcext:value-type="float">
            <text:p>0,00084963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349" calcext:value-type="float">
            <text:p>73349</text:p>
          </table:table-cell>
          <table:table-cell office:value-type="float" office:value="51.61729813" calcext:value-type="float">
            <text:p>51,61729813</text:p>
          </table:table-cell>
          <table:table-cell office:value-type="float" office:value="2.063950757E-016" calcext:value-type="float">
            <text:p>2,06E-016</text:p>
          </table:table-cell>
          <table:table-cell office:value-type="float" office:value="2.01617527" calcext:value-type="float">
            <text:p>2,0161752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349" calcext:value-type="float">
            <text:p>73349</text:p>
          </table:table-cell>
          <table:table-cell office:value-type="float" office:value="51.459095" calcext:value-type="float">
            <text:p>51,459095</text:p>
          </table:table-cell>
          <table:table-cell office:value-type="float" office:value="1.659302074E-015" calcext:value-type="float">
            <text:p>1,66E-015</text:p>
          </table:table-cell>
          <table:table-cell office:value-type="float" office:value="2.01695013" calcext:value-type="float">
            <text:p>2,01695013</text:p>
          </table:table-cell>
          <table:table-cell table:style-name="ce3" table:formula="of:=([.E9]-[.E8])/[.E8]" office:value-type="float" office:value="0.00038432174599579" calcext:value-type="float">
            <text:p>0,000384321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800" calcext:value-type="float">
            <text:p>73800</text:p>
          </table:table-cell>
          <table:table-cell office:value-type="float" office:value="51.5344696" calcext:value-type="float">
            <text:p>51,5344696</text:p>
          </table:table-cell>
          <table:table-cell office:value-type="float" office:value="0.0000000000001319707147" calcext:value-type="float">
            <text:p>1,32E-013</text:p>
          </table:table-cell>
          <table:table-cell office:value-type="float" office:value="1.778738976" calcext:value-type="float">
            <text:p>1,77873897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800" calcext:value-type="float">
            <text:p>73800</text:p>
          </table:table-cell>
          <table:table-cell office:value-type="float" office:value="51.89595032" calcext:value-type="float">
            <text:p>51,89595032</text:p>
          </table:table-cell>
          <table:table-cell office:value-type="float" office:value="0.00000000000005365891718" calcext:value-type="float">
            <text:p>5,37E-014</text:p>
          </table:table-cell>
          <table:table-cell office:value-type="float" office:value="1.778936863" calcext:value-type="float">
            <text:p>1,778936863</text:p>
          </table:table-cell>
          <table:table-cell table:style-name="ce3" table:formula="of:=([.E11]-[.E10])/[.E10]" office:value-type="float" office:value="0.000111251286821816" calcext:value-type="float">
            <text:p>0,00011125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197" calcext:value-type="float">
            <text:p>74197</text:p>
          </table:table-cell>
          <table:table-cell office:value-type="float" office:value="51.93864441" calcext:value-type="float">
            <text:p>51,93864441</text:p>
          </table:table-cell>
          <table:table-cell office:value-type="float" office:value="0.0000000000001949690003" calcext:value-type="float">
            <text:p>1,95E-013</text:p>
          </table:table-cell>
          <table:table-cell office:value-type="float" office:value="1.599806666" calcext:value-type="float">
            <text:p>1,59980666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197" calcext:value-type="float">
            <text:p>74197</text:p>
          </table:table-cell>
          <table:table-cell office:value-type="float" office:value="52.1144104" calcext:value-type="float">
            <text:p>52,1144104</text:p>
          </table:table-cell>
          <table:table-cell office:value-type="float" office:value="0.0000000000001660463488" calcext:value-type="float">
            <text:p>1,66E-013</text:p>
          </table:table-cell>
          <table:table-cell office:value-type="float" office:value="1.599977374" calcext:value-type="float">
            <text:p>1,599977374</text:p>
          </table:table-cell>
          <table:table-cell table:formula="of:=([.E13]-[.E12])/[.E12]" office:value-type="float" office:value="0.000106705393612833" calcext:value-type="float">
            <text:p>0,00010670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698" calcext:value-type="float">
            <text:p>74698</text:p>
          </table:table-cell>
          <table:table-cell office:value-type="float" office:value="52.13976288" calcext:value-type="float">
            <text:p>52,13976288</text:p>
          </table:table-cell>
          <table:table-cell office:value-type="float" office:value="0.00000000001249569372" calcext:value-type="float">
            <text:p>1,25E-011</text:p>
          </table:table-cell>
          <table:table-cell office:value-type="float" office:value="1.45978272" calcext:value-type="float">
            <text:p>1,4597827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698" calcext:value-type="float">
            <text:p>74698</text:p>
          </table:table-cell>
          <table:table-cell office:value-type="float" office:value="52.24581146" calcext:value-type="float">
            <text:p>52,24581146</text:p>
          </table:table-cell>
          <table:table-cell office:value-type="float" office:value="0.00000000004440778648" calcext:value-type="float">
            <text:p>4,44E-011</text:p>
          </table:table-cell>
          <table:table-cell office:value-type="float" office:value="1.459316492" calcext:value-type="float">
            <text:p>1,459316492</text:p>
          </table:table-cell>
          <table:table-cell table:formula="of:=([.E15]-[.E14])/[.E14]" office:value-type="float" office:value="-0.00031938177758389" calcext:value-type="float">
            <text:p>-0,00031938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124" calcext:value-type="float">
            <text:p>75124</text:p>
          </table:table-cell>
          <table:table-cell office:value-type="float" office:value="52.26173782" calcext:value-type="float">
            <text:p>52,26173782</text:p>
          </table:table-cell>
          <table:table-cell office:value-type="float" office:value="0.0000000001038363007" calcext:value-type="float">
            <text:p>1,04E-010</text:p>
          </table:table-cell>
          <table:table-cell office:value-type="float" office:value="1.344944239" calcext:value-type="float">
            <text:p>1,34494423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124" calcext:value-type="float">
            <text:p>75124</text:p>
          </table:table-cell>
          <table:table-cell office:value-type="float" office:value="52.33253479" calcext:value-type="float">
            <text:p>52,33253479</text:p>
          </table:table-cell>
          <table:table-cell office:value-type="float" office:value="0.00000000006195638447" calcext:value-type="float">
            <text:p>6,20E-011</text:p>
          </table:table-cell>
          <table:table-cell office:value-type="float" office:value="1.344588399" calcext:value-type="float">
            <text:p>1,344588399</text:p>
          </table:table-cell>
          <table:table-cell table:formula="of:=([.E17]-[.E16])/[.E16]" office:value-type="float" office:value="-0.00026457602455302" calcext:value-type="float">
            <text:p>-0,00026457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689" calcext:value-type="float">
            <text:p>75689</text:p>
          </table:table-cell>
          <table:table-cell office:value-type="float" office:value="52.34312057" calcext:value-type="float">
            <text:p>52,34312057</text:p>
          </table:table-cell>
          <table:table-cell office:value-type="float" office:value="0.0000000003929467862" calcext:value-type="float">
            <text:p>3,93E-010</text:p>
          </table:table-cell>
          <table:table-cell office:value-type="float" office:value="1.24849534" calcext:value-type="float">
            <text:p>1,2484953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689" calcext:value-type="float">
            <text:p>75689</text:p>
          </table:table-cell>
          <table:table-cell office:value-type="float" office:value="52.40965652" calcext:value-type="float">
            <text:p>52,40965652</text:p>
          </table:table-cell>
          <table:table-cell office:value-type="float" office:value="0.0000000001115998266" calcext:value-type="float">
            <text:p>1,12E-010</text:p>
          </table:table-cell>
          <table:table-cell office:value-type="float" office:value="1.24772191" calcext:value-type="float">
            <text:p>1,24772191</text:p>
          </table:table-cell>
          <table:table-cell table:style-name="ce3" table:formula="of:=([.E19]-[.E18])/[.E18]" office:value-type="float" office:value="-0.000619489697094075" calcext:value-type="float">
            <text:p>-0,00061948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458" calcext:value-type="float">
            <text:p>76458</text:p>
          </table:table-cell>
          <table:table-cell office:value-type="float" office:value="52.41685486" calcext:value-type="float">
            <text:p>52,41685486</text:p>
          </table:table-cell>
          <table:table-cell office:value-type="float" office:value="0.000000001267901784" calcext:value-type="float">
            <text:p>1,27E-009</text:p>
          </table:table-cell>
          <table:table-cell office:value-type="float" office:value="1.16485393" calcext:value-type="float">
            <text:p>1,1648539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458" calcext:value-type="float">
            <text:p>76458</text:p>
          </table:table-cell>
          <table:table-cell office:value-type="float" office:value="52.61020279" calcext:value-type="float">
            <text:p>52,61020279</text:p>
          </table:table-cell>
          <table:table-cell office:value-type="float" office:value="0.000000001397499449" calcext:value-type="float">
            <text:p>1,40E-009</text:p>
          </table:table-cell>
          <table:table-cell office:value-type="float" office:value="1.164378405" calcext:value-type="float">
            <text:p>1,164378405</text:p>
          </table:table-cell>
          <table:table-cell table:style-name="ce3" table:formula="of:=([.E21]-[.E20])/[.E20]" office:value-type="float" office:value="-0.000408227149991367" calcext:value-type="float">
            <text:p>-0,00040822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7471" calcext:value-type="float">
            <text:p>77471</text:p>
          </table:table-cell>
          <table:table-cell office:value-type="float" office:value="52.58385468" calcext:value-type="float">
            <text:p>52,58385468</text:p>
          </table:table-cell>
          <table:table-cell office:value-type="float" office:value="0.000000003470517429" calcext:value-type="float">
            <text:p>3,47E-009</text:p>
          </table:table-cell>
          <table:table-cell office:value-type="float" office:value="1.093316913" calcext:value-type="float">
            <text:p>1,09331691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331236875771687" calcext:value-type="float">
            <text:p>0,0003312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3:18.247182096</dc:date>
    <meta:document-statistic meta:table-count="1" meta:cell-count="121" meta:object-count="0"/>
    <meta:generator>LibreOffice/4.1.5.3$Linux_X86_64 LibreOffice_project/410m0$Build-3</meta:generator>
  </office:meta>
</office:document-meta>
</file>